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 /usr/bin/env python</text:p>
      <text:p text:style-name="Standard"># <text:s/>-*- coding: utf-8 -*-</text:p>
      <text:p text:style-name="Standard">#</text:p>
      <text:p text:style-name="Standard"># GUI module generated by PAGE version 4.25.1</text:p>
      <text:p text:style-name="Standard"># <text:s/>in conjunction with Tcl version 8.6</text:p>
      <text:p text:style-name="Standard"># <text:s text:c="3"/>May 14, 2020 12:15:47 AM IST <text:s/>platform: Linux</text:p>
      <text:p text:style-name="Standard"/>
      <text:p text:style-name="Standard">import sys</text:p>
      <text:p text:style-name="Standard"/>
      <text:p text:style-name="Standard">try:</text:p>
      <text:p text:style-name="Standard"><text:s text:c="4"/>import Tkinter as tk</text:p>
      <text:p text:style-name="Standard">except ImportError:</text:p>
      <text:p text:style-name="Standard"><text:s text:c="4"/>import tkinter as tk</text:p>
      <text:p text:style-name="Standard"/>
      <text:p text:style-name="Standard">try:</text:p>
      <text:p text:style-name="Standard"><text:s text:c="4"/>import ttk</text:p>
      <text:p text:style-name="Standard"><text:s text:c="4"/>py3 = False</text:p>
      <text:p text:style-name="Standard">except ImportError:</text:p>
      <text:p text:style-name="Standard"><text:s text:c="4"/>import tkinter.ttk as ttk</text:p>
      <text:p text:style-name="Standard"><text:s text:c="4"/>py3 = True</text:p>
      <text:p text:style-name="Standard"/>
      <text:p text:style-name="Standard">import miniproject_support</text:p>
      <text:p text:style-name="Standard">import os.path</text:p>
      <text:p text:style-name="Standard">from tkinter import messagebox as mb </text:p>
      <text:p text:style-name="Standard"/>
      <text:p text:style-name="Standard"/>
      <text:p text:style-name="Standard">def vp_start_gui():</text:p>
      <text:p text:style-name="Standard"><text:s text:c="4"/>'''Starting point when module is the main routine.'''</text:p>
      <text:p text:style-name="Standard"><text:s text:c="4"/>global val, w, roo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oot = tk.Tk()</text:p>
      <text:p text:style-name="Standard"><text:s text:c="4"/>top = Toplevel1 (root)</text:p>
      <text:p text:style-name="Standard"><text:s text:c="4"/>miniproject_support.init(root, top)</text:p>
      <text:p text:style-name="Standard"><text:s text:c="4"/>root.mainloop()</text:p>
      <text:p text:style-name="Standard"/>
      <text:p text:style-name="Standard">w = None</text:p>
      <text:p text:style-name="Standard">def create_Toplevel1(root, *args, **kwargs):</text:p>
      <text:p text:style-name="Standard"><text:s text:c="4"/>'''Starting point when module is imported by another program.'''</text:p>
      <text:p text:style-name="Standard"><text:s text:c="4"/>global w, w_win, r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t = root</text:p>
      <text:p text:style-name="Standard"><text:s text:c="4"/>w = tk.Toplevel (root)</text:p>
      <text:p text:style-name="Standard"><text:s text:c="4"/>top = Toplevel1 (w)</text:p>
      <text:p text:style-name="Standard"><text:s text:c="4"/>miniproject_support.init(w, top, *args, **kwargs)</text:p>
      <text:p text:style-name="Standard"><text:s text:c="4"/>return (w, top)</text:p>
      <text:p text:style-name="Standard"/>
      <text:p text:style-name="Standard">def destroy_Toplevel1():</text:p>
      <text:p text:style-name="Standard"><text:s text:c="4"/>global w</text:p>
      <text:p text:style-name="Standard"><text:soft-page-break/><text:s text:c="4"/>w.destroy()</text:p>
      <text:p text:style-name="Standard"><text:s text:c="4"/>w = None</text:p>
      <text:p text:style-name="Standard"/>
      <text:p text:style-name="Standard">def logout(self):</text:p>
      <text:p text:style-name="Standard"><text:tab/>root.destroy()</text:p>
      <text:p text:style-name="Standard"><text:tab/>import login</text:p>
      <text:p text:style-name="Standard"><text:tab/>login.vp_start_gui() <text:s text:c="3"/></text:p>
      <text:p text:style-name="Standard"/>
      <text:p text:style-name="Standard">class Toplevel1:</text:p>
      <text:p text:style-name="Standard"><text:s text:c="4"/>def __init__(self, top=None):</text:p>
      <text:p text:style-name="Standard"><text:s text:c="8"/>'''This class configures and populates the toplevel window.</text:p>
      <text:p text:style-name="Standard"><text:s text:c="11"/>top is the toplevel containing window.'''</text:p>
      <text:p text:style-name="Standard"><text:s text:c="8"/>_bgcolor = '#d9d9d9' <text:s/># X11 color: 'gray85'</text:p>
      <text:p text:style-name="Standard"><text:s text:c="8"/>_fgcolor = '#000000' <text:s/># X11 color: 'black'</text:p>
      <text:p text:style-name="Standard"><text:s text:c="8"/>_compcolor = '#d9d9d9' # X11 color: 'gray85'</text:p>
      <text:p text:style-name="Standard"><text:s text:c="8"/>_ana1color = '#d9d9d9' # X11 color: 'gray85'</text:p>
      <text:p text:style-name="Standard"><text:s text:c="8"/>_ana2color = '#ececec' # Closest X11 color: 'gray92'</text:p>
      <text:p text:style-name="Standard"><text:s text:c="8"/>font10 = "-family {Century Schoolbook L} -size 21 -weight bold" <text:s/>\</text:p>
      <text:p text:style-name="Standard"><text:s text:c="12"/>" -slant roman -underline 0 -overstrike 0"</text:p>
      <text:p text:style-name="Standard"><text:s text:c="8"/>font11 = "-family {Noto Serif CJK JP} -size 16 -weight bold " <text:s/>\</text:p>
      <text:p text:style-name="Standard"><text:s text:c="12"/>"-slant italic -underline 0 -overstrike 0"</text:p>
      <text:p text:style-name="Standard"><text:s text:c="8"/>font13 = "-family {Century Schoolbook L} -size 10 -weight bold" <text:s/>\</text:p>
      <text:p text:style-name="Standard"><text:s text:c="12"/>" -slant italic -underline 0 -overstrike 0"</text:p>
      <text:p text:style-name="Standard"><text:s text:c="8"/>font14 = "-family {Noto Serif CJK JP} -size 11 -weight normal " <text:s/>\</text:p>
      <text:p text:style-name="Standard"><text:s text:c="12"/>"-slant roman -underline 0 -overstrike 0"</text:p>
      <text:p text:style-name="Standard"><text:s text:c="8"/>self.style = ttk.Style()</text:p>
      <text:p text:style-name="Standard"><text:s text:c="8"/>if sys.platform == "win32":</text:p>
      <text:p text:style-name="Standard"><text:s text:c="12"/>self.style.theme_use('winnative')</text:p>
      <text:p text:style-name="Standard"><text:s text:c="8"/>self.style.configure('.',background=_bgcolor)</text:p>
      <text:p text:style-name="Standard"><text:s text:c="8"/>self.style.configure('.',foreground=_fgcolor)</text:p>
      <text:p text:style-name="Standard"><text:s text:c="8"/>self.style.map('.',background=</text:p>
      <text:p text:style-name="Standard"><text:s text:c="12"/>[('selected', _compcolor), ('active',_ana2color)])</text:p>
      <text:p text:style-name="Standard"/>
      <text:p text:style-name="Standard"><text:s text:c="8"/>top.geometry("1000x600+230+80")</text:p>
      <text:p text:style-name="Standard"><text:s text:c="8"/>top.title("Album Book Club ")</text:p>
      <text:p text:style-name="Standard"><text:s text:c="8"/>top.configure(background="#bf996d")</text:p>
      <text:p text:style-name="Standard"/>
      <text:p text:style-name="Standard"><text:s text:c="8"/>self.Label1 = tk.Label(top)</text:p>
      <text:p text:style-name="Standard"><text:s text:c="8"/>self.Label1.place(relx=0.0, rely=0.0, height=91, width=1009)</text:p>
      <text:p text:style-name="Standard"><text:s text:c="8"/>self.Label1.configure(background="#d8ce8a")</text:p>
      <text:p text:style-name="Standard"><text:s text:c="8"/>self.Label1.configure(font=font10)</text:p>
      <text:p text:style-name="Standard"><text:s text:c="8"/>self.Label1.configure(text='''Album Book Club Management System''')</text:p>
      <text:p text:style-name="Standard"/>
      <text:p text:style-name="Standard"><text:s text:c="8"/>self.menubar = tk.Menu(top,font="TkMenuFont",bg=_bgcolor,fg=_fgcolor)</text:p>
      <text:p text:style-name="Standard"><text:s text:c="8"/>top.configure(menu = self.menubar)</text:p>
      <text:p text:style-name="Standard"/>
      <text:p text:style-name="Standard"><text:s text:c="8"/>self.Frame1 = tk.Frame(top)</text:p>
      <text:p text:style-name="Standard"><text:s text:c="8"/>self.Frame1.place(relx=0.129, rely=0.217, relheight=0.708</text:p>
      <text:p text:style-name="Standard"><text:s text:c="16"/>, relwidth=0.274)</text:p>
      <text:p text:style-name="Standard"><text:s text:c="8"/>self.Frame1.configure(relief='groove')</text:p>
      <text:p text:style-name="Standard"><text:s text:c="8"/>self.Frame1.configure(borderwidth="5")</text:p>
      <text:p text:style-name="Standard"><text:s text:c="8"/>self.Frame1.configure(relief="groove")</text:p>
      <text:p text:style-name="Standard"><text:soft-page-break/><text:s text:c="8"/>self.Frame1.configure(background="#bf996d")</text:p>
      <text:p text:style-name="Standard"/>
      <text:p text:style-name="Standard"><text:s text:c="8"/>self.Label2 = tk.Label(self.Frame1)</text:p>
      <text:p text:style-name="Standard"><text:s text:c="8"/>self.Label2.place(relx=0.070, rely=0.020, height=41, width=229)</text:p>
      <text:p text:style-name="Standard"><text:s text:c="8"/>self.Label2.configure(background="#f2c583")</text:p>
      <text:p text:style-name="Standard"><text:s text:c="8"/>self.Label2.configure(font=font11)</text:p>
      <text:p text:style-name="Standard"><text:s text:c="8"/>self.Label2.configure(text='''Book Store''')</text:p>
      <text:p text:style-name="Standard"/>
      <text:p text:style-name="Standard"><text:s text:c="8"/>self.Labelframe1 = tk.LabelFrame(top)</text:p>
      <text:p text:style-name="Standard"><text:s text:c="8"/>self.Labelframe1.place(relx=0.149, rely=0.333, relheight=0.158</text:p>
      <text:p text:style-name="Standard"><text:s text:c="16"/>, relwidth=0.09)</text:p>
      <text:p text:style-name="Standard"><text:s text:c="8"/>self.Labelframe1.configure(relief='groove')</text:p>
      <text:p text:style-name="Standard"><text:s text:c="8"/>self.Labelframe1.configure(font=font13)</text:p>
      <text:p text:style-name="Standard"><text:s text:c="8"/>self.Labelframe1.configure(text='''View All''')</text:p>
      <text:p text:style-name="Standard"/>
      <text:p text:style-name="Standard"><text:s text:c="8"/>self.Labelframe6 = tk.LabelFrame(top)</text:p>
      <text:p text:style-name="Standard"><text:s text:c="8"/>self.Labelframe6.place(relx=0.428, rely=0.460, relheight=0.458</text:p>
      <text:p text:style-name="Standard"><text:s text:c="16"/>, relwidth=0.448)</text:p>
      <text:p text:style-name="Standard"><text:s text:c="8"/>self.Labelframe6.configure(relief='groove')</text:p>
      <text:p text:style-name="Standard"><text:s text:c="8"/>self.Labelframe6.configure(text='''Album List''')</text:p>
      <text:p text:style-name="Standard"><text:s text:c="8"/>self.Labelframe6.configure(background="#bf996d")</text:p>
      <text:p text:style-name="Standard"/>
      <text:p text:style-name="Standard"><text:s text:c="8"/>self.Listbox1 = tk.Listbox(top)</text:p>
      <text:p text:style-name="Standard"><text:s text:c="8"/>self.Listbox1.place(relx=0.699, rely=0.500, relheight=0.393</text:p>
      <text:p text:style-name="Standard"><text:s text:c="16"/>, relwidth=0.164, bordermode='ignore')</text:p>
      <text:p text:style-name="Standard"><text:s text:c="8"/>self.Listbox1.configure(background="white")</text:p>
      <text:p text:style-name="Standard"><text:s text:c="8"/>self.Listbox1.configure(borderwidth="5")</text:p>
      <text:p text:style-name="Standard"><text:s text:c="8"/>self.Listbox1.configure(font="font9")</text:p>
      <text:p text:style-name="Standard"/>
      <text:p text:style-name="Standard"><text:s text:c="8"/>self.Button1 = tk.Button(self.Labelframe1)</text:p>
      <text:p text:style-name="Standard"><text:s text:c="8"/>self.Button1.place(relx=0.111, rely=0.211, height=66, width=66</text:p>
      <text:p text:style-name="Standard"><text:s text:c="16"/>, bordermode='ignore')</text:p>
      <text:p text:style-name="Standard"><text:s text:c="8"/>self.Button1.configure(borderwidth="3")</text:p>
      <text:p text:style-name="Standard"><text:s text:c="8"/>photo_location = os.path.join(prog_location,"/home/lakshmi/Documents/mini_project/viewall.png")</text:p>
      <text:p text:style-name="Standard"><text:s text:c="8"/>global _img0</text:p>
      <text:p text:style-name="Standard"><text:s text:c="8"/>_img0 = tk.PhotoImage(file=photo_location)</text:p>
      <text:p text:style-name="Standard"><text:s text:c="8"/>self.Button1.configure(image=_img0)</text:p>
      <text:p text:style-name="Standard"><text:s text:c="8"/>self.Button1.configure(text='''Button''')</text:p>
      <text:p text:style-name="Standard"/>
      <text:p text:style-name="Standard"><text:s text:c="8"/>def viewData(self):</text:p>
      <text:p text:style-name="Standard"><text:s text:c="12"/>self.Listbox1.delete(0,tk.END)</text:p>
      <text:p text:style-name="Standard"><text:s text:c="12"/>flist=os.listdir('/home/lakshmi/Documents/mini_project/bookhouse/')</text:p>
      <text:p text:style-name="Standard"><text:s text:c="12"/>for item in flist:</text:p>
      <text:p text:style-name="Standard"><text:s text:c="16"/>self.Listbox1.insert(tk.END,item)</text:p>
      <text:p text:style-name="Standard"/>
      <text:p text:style-name="Standard"><text:s text:c="8"/>def search(self):</text:p>
      <text:p text:style-name="Standard"><text:s text:c="12"/>bookid=self.Entry2.get()+".txt"</text:p>
      <text:p text:style-name="Standard"><text:s text:c="12"/>self.Listbox1.delete(0,tk.END) <text:s text:c="10"/></text:p>
      <text:p text:style-name="Standard"><text:s text:c="12"/>flist=os.listdir('/home/lakshmi/Documents/mini_project/bookhouse/')</text:p>
      <text:p text:style-name="Standard"><text:s text:c="12"/>if bookid not in flist:</text:p>
      <text:p text:style-name="Standard"><text:s text:c="16"/>mb.showinfo(title="Error",message="Data not found!!")</text:p>
      <text:p text:style-name="Standard"><text:soft-page-break/><text:s text:c="12"/>else: <text:s text:c="3"/></text:p>
      <text:p text:style-name="Standard"/>
      <text:p text:style-name="Standard"><text:s text:c="16"/>for list in flist:</text:p>
      <text:p text:style-name="Standard"><text:s text:c="20"/>if list==bookid: <text:s text:c="19"/><text:tab/></text:p>
      <text:p text:style-name="Standard"><text:s text:c="24"/>self.Listbox1.insert(tk.END,list)</text:p>
      <text:p text:style-name="Standard"><text:s text:c="35"/></text:p>
      <text:p text:style-name="Standard"><text:s text:c="8"/>def showContent(event):</text:p>
      <text:p text:style-name="Standard"><text:s text:c="12"/>x=self.Listbox1.curselection()[0]</text:p>
      <text:p text:style-name="Standard"><text:s text:c="12"/>file=self.Listbox1.get(x)</text:p>
      <text:p text:style-name="Standard"><text:s text:c="12"/>from os.path import join as pjoin</text:p>
      <text:p text:style-name="Standard"><text:s text:c="12"/>pathfile=pjoin("/","home","lakshmi","Documents","mini_project","bookhouse/"+file)</text:p>
      <text:p text:style-name="Standard"><text:s text:c="12"/>with open(pathfile,'r') as file:</text:p>
      <text:p text:style-name="Standard"><text:s text:c="16"/>file=file.read()</text:p>
      <text:p text:style-name="Standard"/>
      <text:p text:style-name="Standard"><text:s text:c="12"/>self.Text1.delete('1.0',tk.END)</text:p>
      <text:p text:style-name="Standard"><text:s text:c="12"/>self.Text1.insert(tk.END,file)</text:p>
      <text:p text:style-name="Standard"><text:s text:c="8"/>self.Listbox1.bind("&lt;&lt;ListboxSelect&gt;&gt;",showContent)</text:p>
      <text:p text:style-name="Standard"/>
      <text:p text:style-name="Standard"><text:s text:c="8"/>self.Button1.configure(command= lambda: viewData(self))</text:p>
      <text:p text:style-name="Standard"><text:s text:c="8"/></text:p>
      <text:p text:style-name="Standard"><text:s text:c="8"/>self.Labelframe2 = tk.LabelFrame(top)</text:p>
      <text:p text:style-name="Standard"><text:s text:c="8"/>self.Labelframe2.place(relx=0.289, rely=0.333, relheight=0.158</text:p>
      <text:p text:style-name="Standard"><text:s text:c="16"/>, relwidth=0.09)</text:p>
      <text:p text:style-name="Standard"><text:s text:c="8"/>self.Labelframe2.configure(relief='groove')</text:p>
      <text:p text:style-name="Standard"><text:s text:c="8"/>self.Labelframe2.configure(font=font13)</text:p>
      <text:p text:style-name="Standard"><text:s text:c="8"/>self.Labelframe2.configure(text='''Search''')</text:p>
      <text:p text:style-name="Standard"/>
      <text:p text:style-name="Standard"><text:s text:c="8"/>self.Button2 = tk.Button(self.Labelframe2)</text:p>
      <text:p text:style-name="Standard"><text:s text:c="8"/>self.Button2.place(relx=0.111, rely=0.211, height=66, width=66</text:p>
      <text:p text:style-name="Standard"><text:s text:c="16"/>, bordermode='ignore')</text:p>
      <text:p text:style-name="Standard"><text:s text:c="8"/>self.Button2.configure(borderwidth="3")</text:p>
      <text:p text:style-name="Standard"><text:s text:c="8"/>photo_location = os.path.join(prog_location,"./Documents/mini_project/searchbook.png")</text:p>
      <text:p text:style-name="Standard"><text:s text:c="8"/>global _img1</text:p>
      <text:p text:style-name="Standard"><text:s text:c="8"/>_img1 = tk.PhotoImage(file=photo_location)</text:p>
      <text:p text:style-name="Standard"><text:s text:c="8"/>self.Button2.configure(image=_img1)</text:p>
      <text:p text:style-name="Standard"><text:s text:c="8"/>self.Button2.configure(text='''Button''')</text:p>
      <text:p text:style-name="Standard"><text:s text:c="8"/></text:p>
      <text:p text:style-name="Standard"><text:s text:c="8"/>self.Button2.configure(command=lambda : search(self))</text:p>
      <text:p text:style-name="Standard"><text:s text:c="20"/></text:p>
      <text:p text:style-name="Standard"><text:s text:c="8"/>self.Labelframe3 = tk.LabelFrame(top)</text:p>
      <text:p text:style-name="Standard"><text:s text:c="8"/>self.Labelframe3.place(relx=0.209, rely=0.733, relheight=0.158</text:p>
      <text:p text:style-name="Standard"><text:s text:c="16"/>, relwidth=0.09)</text:p>
      <text:p text:style-name="Standard"><text:s text:c="8"/>self.Labelframe3.configure(relief='groove')</text:p>
      <text:p text:style-name="Standard"><text:s text:c="8"/>self.Labelframe3.configure(font=font13)</text:p>
      <text:p text:style-name="Standard"><text:s text:c="8"/>self.Labelframe3.configure(text='''Delete''')</text:p>
      <text:p text:style-name="Standard"/>
      <text:p text:style-name="Standard"><text:s text:c="8"/>self.Button5 = tk.Button(self.Labelframe3)</text:p>
      <text:p text:style-name="Standard"><text:s text:c="8"/>self.Button5.place(relx=0.111, rely=0.211, height=70, width=70</text:p>
      <text:p text:style-name="Standard"><text:s text:c="16"/>, bordermode='ignore')</text:p>
      <text:p text:style-name="Standard"><text:s text:c="8"/>self.Button5.configure(borderwidth="3")</text:p>
      <text:p text:style-name="Standard"><text:s text:c="8"/>photo_location = os.path.join(prog_location,"./Documents/mini_project/deletebook.png")</text:p>
      <text:p text:style-name="Standard"><text:s text:c="8"/>global _img2</text:p>
      <text:p text:style-name="Standard"><text:soft-page-break/><text:s text:c="8"/>_img2 = tk.PhotoImage(file=photo_location)</text:p>
      <text:p text:style-name="Standard"><text:s text:c="8"/>self.Button5.configure(image=_img2)</text:p>
      <text:p text:style-name="Standard"><text:s text:c="8"/>self.Button5.configure(text='''Button''')</text:p>
      <text:p text:style-name="Standard"><text:s text:c="8"/>def deleteAlbum(self):</text:p>
      <text:p text:style-name="Standard"><text:s text:c="12"/>import os</text:p>
      <text:p text:style-name="Standard"><text:s text:c="12"/>delFile=self.Entry2.get()</text:p>
      <text:p text:style-name="Standard"><text:s text:c="12"/>os.remove('/home/lakshmi/Documents/mini_project/bookhouse/'+delFile+'.txt')</text:p>
      <text:p text:style-name="Standard"><text:s text:c="12"/>print("data deleted")</text:p>
      <text:p text:style-name="Standard"><text:s text:c="12"/>mb.showinfo(title="Deta Deletion",message="Data Deleted")</text:p>
      <text:p text:style-name="Standard"><text:s text:c="8"/>self.Button5.configure(command=lambda : deleteAlbum(self))</text:p>
      <text:p text:style-name="Standard"/>
      <text:p text:style-name="Standard"><text:s text:c="8"/>self.Labelframe4 = tk.LabelFrame(top)</text:p>
      <text:p text:style-name="Standard"><text:s text:c="8"/>self.Labelframe4.place(relx=0.149, rely=0.533, relheight=0.158</text:p>
      <text:p text:style-name="Standard"><text:s text:c="16"/>, relwidth=0.09)</text:p>
      <text:p text:style-name="Standard"><text:s text:c="8"/>self.Labelframe4.configure(relief='groove')</text:p>
      <text:p text:style-name="Standard"><text:s text:c="8"/>self.Labelframe4.configure(font=font13)</text:p>
      <text:p text:style-name="Standard"><text:s text:c="8"/>self.Labelframe4.configure(text='''Add Book''')</text:p>
      <text:p text:style-name="Standard"/>
      <text:p text:style-name="Standard"><text:s text:c="8"/>self.Button3 = tk.Button(self.Labelframe4)</text:p>
      <text:p text:style-name="Standard"><text:s text:c="8"/>self.Button3.place(relx=0.111, rely=0.211, height=66, width=66</text:p>
      <text:p text:style-name="Standard"><text:s text:c="16"/>, bordermode='ignore')</text:p>
      <text:p text:style-name="Standard"><text:s text:c="8"/>self.Button3.configure(borderwidth="3")</text:p>
      <text:p text:style-name="Standard"><text:s text:c="8"/>photo_location = os.path.join(prog_location,"./Documents/mini_project/addbook.png")</text:p>
      <text:p text:style-name="Standard"><text:s text:c="8"/>global _img3</text:p>
      <text:p text:style-name="Standard"><text:s text:c="8"/>_img3 = tk.PhotoImage(file=photo_location)</text:p>
      <text:p text:style-name="Standard"><text:s text:c="8"/>self.Button3.configure(image=_img3)</text:p>
      <text:p text:style-name="Standard"><text:s text:c="8"/>self.Button3.configure(text='''Button''')</text:p>
      <text:p text:style-name="Standard"><text:s text:c="8"/>def writefiles(self):</text:p>
      <text:p text:style-name="Standard"><text:s text:c="12"/>Name=self.Entry2.get()</text:p>
      <text:p text:style-name="Standard"><text:s text:c="12"/>first=Name[0:10]+".txt"</text:p>
      <text:p text:style-name="Standard"><text:s text:c="12"/>from os.path import join as pjoin</text:p>
      <text:p text:style-name="Standard"><text:s text:c="12"/>path_to_file=pjoin("/","home","lakshmi","Documents","mini_project","bookhouse",first)</text:p>
      <text:p text:style-name="Standard"><text:s text:c="12"/>with open(path_to_file,"w") as wr:</text:p>
      <text:p text:style-name="Standard"><text:s text:c="16"/>wr.write("Album Name: "+str(self.Entry4.get())+"\n"+"Edition: "+str(self.Entry3.get())</text:p>
      <text:p text:style-name="Standard"><text:s text:c="20"/>+"\n"+"Album ID: "+str(self.Entry2.get())+"\n"+"Publisher: "+str(self.Entry1.get())</text:p>
      <text:p text:style-name="Standard"><text:s text:c="20"/>+"\n"+"Category: "+str(self.Entry5.get())+"\n")</text:p>
      <text:p text:style-name="Standard"><text:s text:c="16"/>print("Your Book is Added")</text:p>
      <text:p text:style-name="Standard"><text:s text:c="16"/>wr.close()</text:p>
      <text:p text:style-name="Standard"><text:s text:c="8"/>self.Button3.configure(command=lambda: writefiles(self))</text:p>
      <text:p text:style-name="Standard"/>
      <text:p text:style-name="Standard"><text:s text:c="8"/>self.Labelframe5 = tk.LabelFrame(top)</text:p>
      <text:p text:style-name="Standard"><text:s text:c="8"/>self.Labelframe5.place(relx=0.289, rely=0.533, relheight=0.158</text:p>
      <text:p text:style-name="Standard"><text:s text:c="16"/>, relwidth=0.09)</text:p>
      <text:p text:style-name="Standard"><text:s text:c="8"/>self.Labelframe5.configure(relief='groove')</text:p>
      <text:p text:style-name="Standard"><text:s text:c="8"/>self.Labelframe5.configure(font=font13)</text:p>
      <text:p text:style-name="Standard"><text:s text:c="8"/>self.Labelframe5.configure(text='''Modify''')</text:p>
      <text:p text:style-name="Standard"/>
      <text:p text:style-name="Standard"><text:s text:c="8"/>self.Button4 = tk.Button(self.Labelframe5)</text:p>
      <text:p text:style-name="Standard"><text:s text:c="8"/>self.Button4.place(relx=0.111, rely=0.211, height=66, width=66</text:p>
      <text:p text:style-name="Standard"><text:s text:c="16"/>, bordermode='ignore')</text:p>
      <text:p text:style-name="Standard"><text:s text:c="8"/>self.Button4.configure(borderwidth="3")</text:p>
      <text:p text:style-name="Standard"><text:s text:c="8"/>photo_location = os.path.join(prog_location,"./Documents/mini_project/available.png")</text:p>
      <text:p text:style-name="Standard"><text:soft-page-break/><text:s text:c="8"/>global _img4</text:p>
      <text:p text:style-name="Standard"><text:s text:c="8"/>_img4 = tk.PhotoImage(file=photo_location)</text:p>
      <text:p text:style-name="Standard"><text:s text:c="8"/>self.Button4.configure(image=_img4)</text:p>
      <text:p text:style-name="Standard"><text:s text:c="8"/>self.Button4.configure(text='''Button''')</text:p>
      <text:p text:style-name="Standard"><text:s text:c="8"/>def modifyfiles(self):</text:p>
      <text:p text:style-name="Standard"><text:s text:c="12"/>Name=self.Entry2.get()</text:p>
      <text:p text:style-name="Standard"><text:s text:c="12"/>first=Name[0:10]+".txt"</text:p>
      <text:p text:style-name="Standard"><text:s text:c="12"/>from os.path import join as pjoin</text:p>
      <text:p text:style-name="Standard"><text:s text:c="12"/>path_to_file=pjoin("/","home","lakshmi","Documents","mini_project","bookhouse",first)</text:p>
      <text:p text:style-name="Standard"><text:s text:c="12"/>with open(path_to_file,"w") as wr:</text:p>
      <text:p text:style-name="Standard"><text:s text:c="16"/>wr.write("Album Name: "+str(self.Entry4.get())+"\n"+"Edition: "+str(self.Entry3.get())</text:p>
      <text:p text:style-name="Standard"><text:s text:c="20"/>+"\n"+"Album ID: "+str(self.Entry2.get())+"\n"+"Publisher: "+str(self.Entry1.get())</text:p>
      <text:p text:style-name="Standard"><text:s text:c="20"/>+"\n"+"Category: "+str(self.Entry5.get())+"\n")</text:p>
      <text:p text:style-name="Standard"><text:s text:c="16"/>print("Your Book is Modified")</text:p>
      <text:p text:style-name="Standard"><text:s text:c="16"/>wr.close()</text:p>
      <text:p text:style-name="Standard"><text:s text:c="8"/>self.Button4.configure(command=lambda: modifyfiles(self))</text:p>
      <text:p text:style-name="Standard"/>
      <text:p text:style-name="Standard"><text:s text:c="8"/>self.Frame2 = tk.Frame(top)</text:p>
      <text:p text:style-name="Standard"><text:s text:c="8"/>self.Frame2.place(relx=0.418, rely=0.167, relheight=0.290</text:p>
      <text:p text:style-name="Standard"><text:s text:c="16"/>, relwidth=0.463)</text:p>
      <text:p text:style-name="Standard"><text:s text:c="8"/>self.Frame2.configure(relief='groove')</text:p>
      <text:p text:style-name="Standard"><text:s text:c="8"/>self.Frame2.configure(borderwidth="2")</text:p>
      <text:p text:style-name="Standard"><text:s text:c="8"/>self.Frame2.configure(relief="groove")</text:p>
      <text:p text:style-name="Standard"><text:s text:c="8"/>self.Frame2.configure(background="#bf996d")</text:p>
      <text:p text:style-name="Standard"/>
      <text:p text:style-name="Standard"><text:s text:c="8"/>self.Entry1 = tk.Entry(self.Frame2)</text:p>
      <text:p text:style-name="Standard"><text:s text:c="8"/>self.Entry1.place(relx=0.344, rely=0.570,height=20, relwidth=0.594)</text:p>
      <text:p text:style-name="Standard"><text:s text:c="8"/>self.Entry1.configure(background="white")</text:p>
      <text:p text:style-name="Standard"><text:s text:c="8"/>self.Entry1.configure(font="TkFixedFont")</text:p>
      <text:p text:style-name="Standard"/>
      <text:p text:style-name="Standard"><text:s text:c="8"/>self.Entry2 = tk.Entry(self.Frame2)</text:p>
      <text:p text:style-name="Standard"><text:s text:c="8"/>self.Entry2.place(relx=0.344, rely=0.400,height=20, relwidth=0.594)</text:p>
      <text:p text:style-name="Standard"><text:s text:c="8"/>self.Entry2.configure(background="white")</text:p>
      <text:p text:style-name="Standard"><text:s text:c="8"/>self.Entry2.configure(font="font11")</text:p>
      <text:p text:style-name="Standard"/>
      <text:p text:style-name="Standard"><text:s text:c="8"/>self.Entry3 = tk.Entry(self.Frame2)</text:p>
      <text:p text:style-name="Standard"><text:s text:c="8"/>self.Entry3.place(relx=0.344, rely=0.225,height=20, relwidth=0.594)</text:p>
      <text:p text:style-name="Standard"><text:s text:c="8"/>self.Entry3.configure(background="white")</text:p>
      <text:p text:style-name="Standard"><text:s text:c="8"/>self.Entry3.configure(font="TkFixedFont")</text:p>
      <text:p text:style-name="Standard"/>
      <text:p text:style-name="Standard"><text:s text:c="8"/>self.Entry4 = tk.Entry(self.Frame2)</text:p>
      <text:p text:style-name="Standard"><text:s text:c="8"/>self.Entry4.place(relx=0.344, rely=0.060,height=20, relwidth=0.594)</text:p>
      <text:p text:style-name="Standard"><text:s text:c="8"/>self.Entry4.configure(background="white")</text:p>
      <text:p text:style-name="Standard"><text:s text:c="8"/>self.Entry4.configure(font="TkFixedFont")</text:p>
      <text:p text:style-name="Standard"/>
      <text:p text:style-name="Standard"><text:s text:c="8"/>self.Entry5 = tk.Entry(self.Frame2)</text:p>
      <text:p text:style-name="Standard"><text:s text:c="8"/>self.Entry5.place(relx=0.344, rely=0.770,height=20, relwidth=0.594)</text:p>
      <text:p text:style-name="Standard"><text:s text:c="8"/>self.Entry5.configure(background="white")</text:p>
      <text:p text:style-name="Standard"><text:s text:c="8"/>self.Entry5.configure(font="TkFixedFont")</text:p>
      <text:p text:style-name="Standard"/>
      <text:p text:style-name="Standard"><text:s text:c="8"/>self.Label4 = tk.Label(top)</text:p>
      <text:p text:style-name="Standard"><text:s text:c="8"/>self.Label4.place(relx=0.886, rely=0.15, height=511, width=119)</text:p>
      <text:p text:style-name="Standard"><text:soft-page-break/><text:s text:c="8"/>photo_location = os.path.join(prog_location,"./Documents/mini_project/b1.png")</text:p>
      <text:p text:style-name="Standard"><text:s text:c="8"/>global _img5</text:p>
      <text:p text:style-name="Standard"><text:s text:c="8"/>_img5 = tk.PhotoImage(file=photo_location)</text:p>
      <text:p text:style-name="Standard"><text:s text:c="8"/>self.Label4.configure(image=_img5)</text:p>
      <text:p text:style-name="Standard"><text:s text:c="8"/>self.Label4.configure(text='''Label''')</text:p>
      <text:p text:style-name="Standard"/>
      <text:p text:style-name="Standard"><text:s text:c="8"/>self.Label5 = tk.Label(top)</text:p>
      <text:p text:style-name="Standard"><text:s text:c="8"/>self.Label5.place(relx=0.438, rely=0.233, height=21, width=119)</text:p>
      <text:p text:style-name="Standard"><text:s text:c="8"/>self.Label5.configure(text='''Edition <text:s/>:''')</text:p>
      <text:p text:style-name="Standard"/>
      <text:p text:style-name="Standard"><text:s text:c="8"/>self.Label6 = tk.Label(top)</text:p>
      <text:p text:style-name="Standard"><text:s text:c="8"/>self.Label6.place(relx=0.0, rely=0.15, height=511, width=119)</text:p>
      <text:p text:style-name="Standard"><text:s text:c="8"/>photo_location = os.path.join(prog_location,"./Documents/mini_project/b1.png")</text:p>
      <text:p text:style-name="Standard"><text:s text:c="8"/>global _img6</text:p>
      <text:p text:style-name="Standard"><text:s text:c="8"/>_img6 = tk.PhotoImage(file=photo_location)</text:p>
      <text:p text:style-name="Standard"><text:s text:c="8"/>self.Label6.configure(image=_img6)</text:p>
      <text:p text:style-name="Standard"><text:s text:c="8"/>self.Label6.configure(text='''Label''')</text:p>
      <text:p text:style-name="Standard"/>
      <text:p text:style-name="Standard"><text:s text:c="8"/>self.Label7 = tk.Label(top)</text:p>
      <text:p text:style-name="Standard"><text:s text:c="8"/>self.Label7.place(relx=0.438, rely=0.183, height=21, width=119)</text:p>
      <text:p text:style-name="Standard"><text:s text:c="8"/>self.Label7.configure(font=font14)</text:p>
      <text:p text:style-name="Standard"><text:s text:c="8"/>self.Label7.configure(text='''Album Name :''')</text:p>
      <text:p text:style-name="Standard"/>
      <text:p text:style-name="Standard"><text:s text:c="8"/>self.Label8 = tk.Label(top)</text:p>
      <text:p text:style-name="Standard"><text:s text:c="8"/>self.Label8.place(relx=0.438, rely=0.283, height=21, width=119)</text:p>
      <text:p text:style-name="Standard"><text:s text:c="8"/>self.Label8.configure(text='''Album ID :''')</text:p>
      <text:p text:style-name="Standard"/>
      <text:p text:style-name="Standard"><text:s text:c="8"/>self.Label9 = tk.Label(top)</text:p>
      <text:p text:style-name="Standard"><text:s text:c="8"/>self.Label9.place(relx=0.438, rely=0.333, height=21, width=119)</text:p>
      <text:p text:style-name="Standard"><text:s text:c="8"/>self.Label9.configure(text='''Publisher :''')</text:p>
      <text:p text:style-name="Standard"/>
      <text:p text:style-name="Standard"><text:s text:c="8"/>self.Labe20 = tk.Label(top)</text:p>
      <text:p text:style-name="Standard"><text:s text:c="8"/>self.Labe20.place(relx=0.438, rely=0.385, height=21, width=119)</text:p>
      <text:p text:style-name="Standard"><text:s text:c="8"/>self.Labe20.configure(text='''Category :''')</text:p>
      <text:p text:style-name="Standard"><text:s text:c="7"/></text:p>
      <text:p text:style-name="Standard"><text:s text:c="8"/>self.Text1 = tk.Text(top)</text:p>
      <text:p text:style-name="Standard"><text:s text:c="8"/>self.Text1.place(relx=0.439, rely=0.500, relheight=0.39, relwidth=0.246)</text:p>
      <text:p text:style-name="Standard"><text:s text:c="8"/>self.Text1.configure(background="white")</text:p>
      <text:p text:style-name="Standard"><text:s text:c="8"/>self.Text1.configure(borderwidth="5")</text:p>
      <text:p text:style-name="Standard"><text:s text:c="8"/>self.Text1.configure(font="font10")</text:p>
      <text:p text:style-name="Standard"><text:s text:c="8"/>self.Text1.configure(selectbackground="#c4c4c4")</text:p>
      <text:p text:style-name="Standard"><text:s text:c="8"/>self.Text1.configure(wrap="word")</text:p>
      <text:p text:style-name="Standard"/>
      <text:p text:style-name="Standard"><text:s text:c="8"/>self.Button6 = tk.Button(top)</text:p>
      <text:p text:style-name="Standard"><text:s text:c="8"/>self.Button6.place(relx=0.745, rely=0.93, height=31, width=131)</text:p>
      <text:p text:style-name="Standard"><text:s text:c="8"/>self.Button6.configure(text='''CLOSE''')</text:p>
      <text:p text:style-name="Standard"><text:s text:c="8"/>self.Button6.configure(background="#f7ebc3")</text:p>
      <text:p text:style-name="Standard"><text:s text:c="8"/>self.Button6.configure(borderwidth="3") </text:p>
      <text:p text:style-name="Standard"><text:s text:c="8"/>def doSomething():</text:p>
      <text:p text:style-name="Standard"><text:s text:c="12"/>if mb.askyesno('Verify', 'Really quit?'):</text:p>
      <text:p text:style-name="Standard"><text:s text:c="16"/>top.destroy()</text:p>
      <text:p text:style-name="Standard"><text:s text:c="12"/>else:</text:p>
      <text:p text:style-name="Standard"><text:soft-page-break/><text:s text:c="16"/>mb.showinfo('No', 'quit has been cancelled')</text:p>
      <text:p text:style-name="Standard"><text:s text:c="8"/></text:p>
      <text:p text:style-name="Standard"><text:s text:c="8"/>self.Button6.configure(command=lambda: doSomething())</text:p>
      <text:p text:style-name="Standard"/>
      <text:p text:style-name="Standard"><text:s text:c="8"/>self.Button8 = tk.Button(top)</text:p>
      <text:p text:style-name="Standard"><text:s text:c="8"/>self.Button8.place(relx=0.585, rely=0.93, height=31, width=131)</text:p>
      <text:p text:style-name="Standard"><text:s text:c="8"/>self.Button8.configure(text='''Logout''')</text:p>
      <text:p text:style-name="Standard"><text:s text:c="8"/>self.Button8.configure(background="#f7ebc3")</text:p>
      <text:p text:style-name="Standard"><text:s text:c="8"/>self.Button8.configure(borderwidth="3")</text:p>
      <text:p text:style-name="Standard"><text:s text:c="8"/>self.Button8.configure(command=lambda:logout(self)) </text:p>
      <text:p text:style-name="Standard"/>
      <text:p text:style-name="Standard"><text:s text:c="8"/>self.Button7 = tk.Button(top)</text:p>
      <text:p text:style-name="Standard"><text:s text:c="8"/>self.Button7.place(relx=0.425, rely=0.93, height=31, width=131)</text:p>
      <text:p text:style-name="Standard"><text:s text:c="8"/>self.Button7.configure(text='''CLEAR''')</text:p>
      <text:p text:style-name="Standard"><text:s text:c="8"/>self.Button7.configure(background="#f7ebc3")</text:p>
      <text:p text:style-name="Standard"><text:s text:c="8"/>self.Button7.configure(borderwidth="3") </text:p>
      <text:p text:style-name="Standard"><text:s text:c="8"/>def clearDetails(self):</text:p>
      <text:p text:style-name="Standard"><text:s text:c="8"/><text:tab/>self.Entry1.delete(0,tk.END)</text:p>
      <text:p text:style-name="Standard"><text:s text:c="8"/><text:tab/>self.Entry2.delete(0,tk.END)</text:p>
      <text:p text:style-name="Standard"><text:s text:c="8"/><text:tab/>self.Entry3.delete(0,tk.END)</text:p>
      <text:p text:style-name="Standard"><text:s text:c="8"/><text:tab/>self.Entry4.delete(0,tk.END)</text:p>
      <text:p text:style-name="Standard"><text:s text:c="8"/><text:tab/>self.Entry5.delete(0,tk.END)</text:p>
      <text:p text:style-name="Standard"/>
      <text:p text:style-name="Standard"><text:s text:c="8"/>self.Button7.configure(command=lambda:clearDetails(self))<text:tab/></text:p>
      <text:p text:style-name="Standard"/>
      <text:p text:style-name="Standard"/>
      <text:p text:style-name="Standard">if __name__ == '__main__':</text:p>
      <text:p text:style-name="Standard"><text:s text:c="4"/>vp_start_gui(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0:05:29.872335225</meta:creation-date>
    <dc:date>2020-06-01T20:05:59.371150845</dc:date>
    <meta:editing-duration>PT33S</meta:editing-duration>
    <meta:editing-cycles>1</meta:editing-cycles>
    <meta:document-statistic meta:table-count="0" meta:image-count="0" meta:object-count="0" meta:page-count="8" meta:paragraph-count="342" meta:word-count="874" meta:character-count="15800" meta:non-whitespace-character-count="12295"/>
    <meta:generator>LibreOffice/6.0.7.3$Linux_X86_64 LibreOffice_project/00m0$Build-3</meta:generator>
  </office:meta>
</office:document-meta>
</file>